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3.277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6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7" style:family="table-cell" style:parent-style-name="Default" style:data-style-name="N100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38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font-name="Liberation Sans" fo:font-size="10pt" style:font-size-asian="10pt" style:font-size-complex="10pt"/>
    </style:style>
    <style:style style:name="ce14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103"/>
        <table:table-column table:style-name="co3" table:default-cell-style-name="ce103"/>
        <table:table-column table:style-name="co4" table:default-cell-style-name="ce114"/>
        <table:table-column table:style-name="co5" table:default-cell-style-name="ce114"/>
        <table:table-column table:style-name="co6" table:default-cell-style-name="ce103"/>
        <table:table-column table:style-name="co7" table:default-cell-style-name="ce103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103"/>
        <table:table-column table:style-name="co13" table:default-cell-style-name="ce103"/>
        <table:table-column table:style-name="co14" table:number-columns-repeated="1006" table:default-cell-style-name="ce114"/>
        <table:table-row table:style-name="ro1">
          <table:table-cell table:style-name="ce103" office:value-type="string" calcext:value-type="string">
            <text:p>CFSOCIETA</text:p>
          </table:table-cell>
          <table:table-cell office:value-type="string" calcext:value-type="string">
            <text:p>SOCIETA</text:p>
          </table:table-cell>
          <table:table-cell office:value-type="string" calcext:value-type="string">
            <text:p>SOCIETA2</text:p>
          </table:table-cell>
          <table:table-cell table:style-name="ce108" office:value-type="string" calcext:value-type="string">
            <text:p>COGNOME</text:p>
          </table:table-cell>
          <table:table-cell table:style-name="ce108" office:value-type="string" calcext:value-type="string">
            <text:p>NOME</text:p>
          </table:table-cell>
          <table:table-cell table:style-name="ce123" office:value-type="string" calcext:value-type="string">
            <text:p>SESSO</text:p>
          </table:table-cell>
          <table:table-cell table:style-name="ce123" office:value-type="string" calcext:value-type="string">
            <text:p>CINTURA</text:p>
          </table:table-cell>
          <table:table-cell table:style-name="ce133" office:value-type="string" calcext:value-type="string">
            <text:p>ANNO DI NASCITA</text:p>
          </table:table-cell>
          <table:table-cell table:style-name="ce133" office:value-type="string" calcext:value-type="string">
            <text:p>KATA</text:p>
          </table:table-cell>
          <table:table-cell table:style-name="ce133" office:value-type="string" calcext:value-type="string">
            <text:p>KUMITE</text:p>
          </table:table-cell>
          <table:table-cell table:style-name="ce133" office:value-type="string" calcext:value-type="string">
            <text:p>PESO KG.</text:p>
          </table:table-cell>
          <table:table-cell table:style-name="ce123" office:value-type="string" calcext:value-type="string">
            <text:p>CODICE FISCALE</text:p>
          </table:table-cell>
          <table:table-cell table:style-name="ce123" office:value-type="string" calcext:value-type="string">
            <text:p>NR.TESSERA UISP</text:p>
          </table:table-cell>
          <table:table-cell table:number-columns-repeated="1006"/>
        </table:table-row>
        <table:table-row table:style-name="ro2">
          <table:table-cell table:style-name="ce103" office:value-type="float" office:value="12345678901" calcext:value-type="float">
            <text:p>12345678901</text:p>
          </table:table-cell>
          <table:table-cell table:style-name="ce104" office:value-type="string" calcext:value-type="string">
            <text:p>A.P.D CERESIUM BISUSTUM</text:p>
          </table:table-cell>
          <table:table-cell office:value-type="string" calcext:value-type="string">
            <text:p>XXXXX</text:p>
          </table:table-cell>
          <table:table-cell table:style-name="ce109" office:value-type="string" calcext:value-type="string">
            <text:p>Marvulli</text:p>
          </table:table-cell>
          <table:table-cell table:style-name="ce109" office:value-type="string" calcext:value-type="string">
            <text:p>Vincenz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5" calcext:value-type="float">
            <text:p>201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RVVCN15B22L682F</text:p>
          </table:table-cell>
          <table:table-cell table:style-name="ce104" office:value-type="float" office:value="220301742" calcext:value-type="float">
            <text:p>22030174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LBERTON</text:p>
          </table:table-cell>
          <table:table-cell table:style-name="ce110" office:value-type="string" calcext:value-type="string">
            <text:p>ANTE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200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BRNTA02E68L682M</text:p>
          </table:table-cell>
          <table:table-cell table:style-name="ce106" office:value-type="float" office:value="220071215" calcext:value-type="float">
            <text:p>22007121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NZALONE</text:p>
          </table:table-cell>
          <table:table-cell table:style-name="ce110" office:value-type="string" calcext:value-type="string">
            <text:p>CLAUD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NZLCLD92M56L682C</text:p>
          </table:table-cell>
          <table:table-cell table:style-name="ce106" office:value-type="float" office:value="220071632" calcext:value-type="float">
            <text:p>22007163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RMINANTE</text:p>
          </table:table-cell>
          <table:table-cell table:style-name="ce110" office:value-type="string" calcext:value-type="string">
            <text:p>EMIL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MNMLE10C30F839N</text:p>
          </table:table-cell>
          <table:table-cell table:style-name="ce106" office:value-type="float" office:value="220341978" calcext:value-type="float">
            <text:p>22034197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EN AMOR</text:p>
          </table:table-cell>
          <table:table-cell table:style-name="ce110" office:value-type="string" calcext:value-type="string">
            <text:p>RAMI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NMRMA11H01L682T</text:p>
          </table:table-cell>
          <table:table-cell table:style-name="ce106" office:value-type="float" office:value="220072553" calcext:value-type="float">
            <text:p>220072553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IANCHI</text:p>
          </table:table-cell>
          <table:table-cell table:style-name="ce110" office:value-type="string" calcext:value-type="string">
            <text:p>MATT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NCMTT14P15L682T</text:p>
          </table:table-cell>
          <table:table-cell table:style-name="ce106" office:value-type="float" office:value="220072126" calcext:value-type="float">
            <text:p>22007212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OSCOLO</text:p>
          </table:table-cell>
          <table:table-cell table:style-name="ce110" office:value-type="string" calcext:value-type="string">
            <text:p>AN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197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SCNNA77L45L219J</text:p>
          </table:table-cell>
          <table:table-cell table:style-name="ce106" office:value-type="float" office:value="220598528" calcext:value-type="float">
            <text:p>22059852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GHIN</text:p>
          </table:table-cell>
          <table:table-cell table:style-name="ce110" office:value-type="string" calcext:value-type="string">
            <text:p>EL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RGLEI09T12L682Z</text:p>
          </table:table-cell>
          <table:table-cell table:style-name="ce106" office:value-type="float" office:value="220071633" calcext:value-type="float">
            <text:p>220071633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MBILLA</text:p>
          </table:table-cell>
          <table:table-cell table:style-name="ce110" office:value-type="string" calcext:value-type="string">
            <text:p>DAN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RMDNL14T12L682C</text:p>
          </table:table-cell>
          <table:table-cell table:style-name="ce106" office:value-type="float" office:value="220073246" calcext:value-type="float">
            <text:p>22007324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ARRARO</text:p>
          </table:table-cell>
          <table:table-cell table:style-name="ce110" office:value-type="string" calcext:value-type="string">
            <text:p>SIMON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RRSMN85S13L682G</text:p>
          </table:table-cell>
          <table:table-cell table:style-name="ce106" office:value-type="float" office:value="220070902" calcext:value-type="float">
            <text:p>22007090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ERRADI</text:p>
          </table:table-cell>
          <table:table-cell table:style-name="ce110" office:value-type="string" calcext:value-type="string">
            <text:p>RAYAN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RYN12L25L682E</text:p>
          </table:table-cell>
          <table:table-cell table:style-name="ce106" office:value-type="float" office:value="220163250" calcext:value-type="float">
            <text:p>22016325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ERRADI</text:p>
          </table:table-cell>
          <table:table-cell table:style-name="ce110" office:value-type="string" calcext:value-type="string">
            <text:p>ANWAR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NWR10H20L682B</text:p>
          </table:table-cell>
          <table:table-cell table:style-name="ce106" office:value-type="float" office:value="220163249" calcext:value-type="float">
            <text:p>22016324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IERICHETTI</text:p>
          </table:table-cell>
          <table:table-cell table:style-name="ce110" office:value-type="string" calcext:value-type="string">
            <text:p>SAMU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SML85L04M102R</text:p>
          </table:table-cell>
          <table:table-cell table:style-name="ce106" office:value-type="float" office:value="220070648" calcext:value-type="float">
            <text:p>22007064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INTURA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0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NTRCR05A02L682S</text:p>
          </table:table-cell>
          <table:table-cell table:style-name="ce106" office:value-type="float" office:value="220072555" calcext:value-type="float">
            <text:p>22007255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OMENDULLI</text:p>
          </table:table-cell>
          <table:table-cell table:style-name="ce110" office:value-type="string" calcext:value-type="string">
            <text:p>JO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MNJLO14H04L682D</text:p>
          </table:table-cell>
          <table:table-cell table:style-name="ce106" office:value-type="float" office:value="220071216" calcext:value-type="float">
            <text:p>22007121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EVARDO</text:p>
          </table:table-cell>
          <table:table-cell table:style-name="ce110" office:value-type="string" calcext:value-type="string">
            <text:p>VIOL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DVRVLI13L53L682X</text:p>
          </table:table-cell>
          <table:table-cell table:style-name="ce106" office:value-type="float" office:value="220163578" calcext:value-type="float">
            <text:p>220163578</text:p>
          </table:table-cell>
          <table:table-cell table:number-columns-repeated="1006"/>
        </table:table-row>
        <table:table-row table:style-name="ro3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1" office:value-type="string" calcext:value-type="string">
            <text:p>GUEYE</text:p>
          </table:table-cell>
          <table:table-cell table:style-name="ce111" office:value-type="string" calcext:value-type="string">
            <text:p>MOUHAMADOU BAMBA</text:p>
          </table:table-cell>
          <table:table-cell table:style-name="ce124" office:value-type="string" calcext:value-type="string">
            <text:p>M</text:p>
          </table:table-cell>
          <table:table-cell table:style-name="ce130" office:value-type="string" calcext:value-type="string">
            <text:p>GIALLA</text:p>
          </table:table-cell>
          <table:table-cell table:style-name="ce137" office:value-type="string" calcext:value-type="string">
            <text:p>2015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8"/>
          <table:table-cell table:style-name="ce124" office:value-type="string" calcext:value-type="string">
            <text:p>GYUMMD15P28L682A</text:p>
          </table:table-cell>
          <table:table-cell table:style-name="ce124" office:value-type="float" office:value="220163251" calcext:value-type="float">
            <text:p>22016325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ID ALI</text:p>
          </table:table-cell>
          <table:table-cell table:style-name="ce110" office:value-type="string" calcext:value-type="string">
            <text:p>AMI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DLIMRA10L50C751N</text:p>
          </table:table-cell>
          <table:table-cell table:style-name="ce106" office:value-type="float" office:value="220598835" calcext:value-type="float">
            <text:p>22059883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IPRI</text:p>
          </table:table-cell>
          <table:table-cell table:style-name="ce110" office:value-type="string" calcext:value-type="string">
            <text:p>YLEN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RIYLN95R45L682O</text:p>
          </table:table-cell>
          <table:table-cell table:style-name="ce106" office:value-type="float" office:value="220385191" calcext:value-type="float">
            <text:p>22038519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AFHEL</text:p>
          </table:table-cell>
          <table:table-cell table:style-name="ce110" office:value-type="string" calcext:value-type="string">
            <text:p>MARYAM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FHMYM10D70L682Y</text:p>
          </table:table-cell>
          <table:table-cell table:style-name="ce106" office:value-type="float" office:value="220598659" calcext:value-type="float">
            <text:p>22059865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AHBICHI</text:p>
          </table:table-cell>
          <table:table-cell table:style-name="ce110" office:value-type="string" calcext:value-type="string">
            <text:p>SA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HBSRA10C61L682J</text:p>
          </table:table-cell>
          <table:table-cell table:style-name="ce106" office:value-type="float" office:value="220598557" calcext:value-type="float">
            <text:p>220598557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MARYAM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PZMYM14S49L682O</text:p>
          </table:table-cell>
          <table:table-cell table:style-name="ce106" office:value-type="float" office:value="220385332" calcext:value-type="float">
            <text:p>22038533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LNATI</text:p>
          </table:table-cell>
          <table:table-cell table:style-name="ce110" office:value-type="string" calcext:value-type="string">
            <text:p>PIETR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LNPTR10P19L682D</text:p>
          </table:table-cell>
          <table:table-cell table:style-name="ce106" office:value-type="float" office:value="220384769" calcext:value-type="float">
            <text:p>22038476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NCARELLA</text:p>
          </table:table-cell>
          <table:table-cell table:style-name="ce110" office:value-type="string" calcext:value-type="string">
            <text:p>ADEL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CDLA15P57I754I</text:p>
          </table:table-cell>
          <table:table-cell table:style-name="ce106" office:value-type="float" office:value="220384770" calcext:value-type="float">
            <text:p>22038477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ERISIO</text:p>
          </table:table-cell>
          <table:table-cell table:style-name="ce110" office:value-type="string" calcext:value-type="string">
            <text:p>MATT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RSMTT11A14L682N</text:p>
          </table:table-cell>
          <table:table-cell table:style-name="ce106" office:value-type="float" office:value="220072129" calcext:value-type="float">
            <text:p>22007212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INAZZI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ZRCR15A03L682P</text:p>
          </table:table-cell>
          <table:table-cell table:style-name="ce106" office:value-type="float" office:value="220384772" calcext:value-type="float">
            <text:p>22038477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ONGA</text:p>
          </table:table-cell>
          <table:table-cell table:style-name="ce110" office:value-type="string" calcext:value-type="string">
            <text:p>ELIS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GLSE07E57L682V</text:p>
          </table:table-cell>
          <table:table-cell table:style-name="ce106" office:value-type="float" office:value="220385249" calcext:value-type="float">
            <text:p>22038524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UNNO</text:p>
          </table:table-cell>
          <table:table-cell table:style-name="ce110" office:value-type="string" calcext:value-type="string">
            <text:p>GIO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NGLI14R22C751I</text:p>
          </table:table-cell>
          <table:table-cell table:style-name="ce106" office:value-type="float" office:value="220341980" calcext:value-type="float">
            <text:p>22034198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OLTEANU</text:p>
          </table:table-cell>
          <table:table-cell table:style-name="ce110" office:value-type="string" calcext:value-type="string">
            <text:p>ELISA MAR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TNLMR13R65L682C</text:p>
          </table:table-cell>
          <table:table-cell table:style-name="ce106" office:value-type="float" office:value="220163252" calcext:value-type="float">
            <text:p>22016325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OUARHOU</text:p>
          </table:table-cell>
          <table:table-cell table:style-name="ce110" office:value-type="string" calcext:value-type="string">
            <text:p>ANIR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HONRA14S14L682I</text:p>
          </table:table-cell>
          <table:table-cell table:style-name="ce106" office:value-type="float" office:value="220598801" calcext:value-type="float">
            <text:p>22059880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PAPPALARDI</text:p>
          </table:table-cell>
          <table:table-cell table:style-name="ce110" office:value-type="string" calcext:value-type="string">
            <text:p>ELEONO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PPLNR07H63L682Q</text:p>
          </table:table-cell>
          <table:table-cell table:style-name="ce106" office:value-type="float" office:value="220214207" calcext:value-type="float">
            <text:p>220214207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PIRONACI</text:p>
          </table:table-cell>
          <table:table-cell table:style-name="ce110" office:value-type="string" calcext:value-type="string">
            <text:p>NICOL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RNNCL14B67L682F</text:p>
          </table:table-cell>
          <table:table-cell table:style-name="ce106" office:value-type="float" office:value="220301581" calcext:value-type="float">
            <text:p>22030158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ENDINA</text:p>
          </table:table-cell>
          <table:table-cell table:style-name="ce110" office:value-type="string" calcext:value-type="string">
            <text:p>LETIZ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NDLTZ09D54L682S</text:p>
          </table:table-cell>
          <table:table-cell table:style-name="ce106" office:value-type="float" office:value="220598529" calcext:value-type="float">
            <text:p>22059852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MA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7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GRMRA73C21L682E</text:p>
          </table:table-cell>
          <table:table-cell table:style-name="ce106" office:value-type="float" office:value="220070903" calcext:value-type="float">
            <text:p>220070903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VIDA</text:p>
          </table:table-cell>
          <table:table-cell table:style-name="ce110" office:value-type="string" calcext:value-type="string">
            <text:p>GA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VDGAI11D46G388O</text:p>
          </table:table-cell>
          <table:table-cell table:style-name="ce106" office:value-type="float" office:value="220163580" calcext:value-type="float">
            <text:p>22016358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CAPELLATO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CPRCR14D03I441R</text:p>
          </table:table-cell>
          <table:table-cell table:style-name="ce106" office:value-type="float" office:value="220543997" calcext:value-type="float">
            <text:p>220543997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CAPELLATO</text:p>
          </table:table-cell>
          <table:table-cell table:style-name="ce110" office:value-type="string" calcext:value-type="string">
            <text:p>LUIGI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197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CPLGU74M18F258A</text:p>
          </table:table-cell>
          <table:table-cell table:style-name="ce106" office:value-type="float" office:value="220543996" calcext:value-type="float">
            <text:p>22054399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ERRITIELLO</text:p>
          </table:table-cell>
          <table:table-cell table:style-name="ce110" office:value-type="string" calcext:value-type="string">
            <text:p>ERICK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RRRCK13S05L682G</text:p>
          </table:table-cell>
          <table:table-cell table:style-name="ce106" office:value-type="float" office:value="220163866" calcext:value-type="float">
            <text:p>22016386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IRONI</text:p>
          </table:table-cell>
          <table:table-cell table:style-name="ce110" office:value-type="string" calcext:value-type="string">
            <text:p>VALE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RNVLR85T07Z133Z</text:p>
          </table:table-cell>
          <table:table-cell table:style-name="ce106" office:value-type="float" office:value="220070904" calcext:value-type="float">
            <text:p>220070904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TONOLI</text:p>
          </table:table-cell>
          <table:table-cell table:style-name="ce110" office:value-type="string" calcext:value-type="string">
            <text:p>MATTE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TNLMTT94A12C751C</text:p>
          </table:table-cell>
          <table:table-cell table:style-name="ce106" office:value-type="float" office:value="220385250" calcext:value-type="float">
            <text:p>22038525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TOUIJAR</text:p>
          </table:table-cell>
          <table:table-cell table:style-name="ce110" office:value-type="string" calcext:value-type="string">
            <text:p>AY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TJRYAA11C44L682K</text:p>
          </table:table-cell>
          <table:table-cell table:style-name="ce106" office:value-type="float" office:value="220598530" calcext:value-type="float">
            <text:p>22059853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AGO</text:p>
          </table:table-cell>
          <table:table-cell table:style-name="ce110" office:value-type="string" calcext:value-type="string">
            <text:p>SIMON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GASMN09S06L319N</text:p>
          </table:table-cell>
          <table:table-cell table:style-name="ce106" office:value-type="float" office:value="220544105" calcext:value-type="float">
            <text:p>22054410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ICENZI</text:p>
          </table:table-cell>
          <table:table-cell table:style-name="ce110" office:value-type="string" calcext:value-type="string">
            <text:p>ELIS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CNLSE07A59L682D</text:p>
          </table:table-cell>
          <table:table-cell table:style-name="ce106" office:value-type="float" office:value="220214208" calcext:value-type="float">
            <text:p>22021420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IVIANI</text:p>
          </table:table-cell>
          <table:table-cell table:style-name="ce110" office:value-type="string" calcext:value-type="string">
            <text:p>DANIEL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58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VNDNL58L54L682H</text:p>
          </table:table-cell>
          <table:table-cell table:style-name="ce106" office:value-type="float" office:value="220071645" calcext:value-type="float">
            <text:p>22007164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ELLIARD PERALTA</text:p>
          </table:table-cell>
          <table:table-cell table:style-name="ce110" office:value-type="string" calcext:value-type="string">
            <text:p>ALIC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06" office:value-type="string" calcext:value-type="string">
            <text:p>BLLLCA12H66L682G</text:p>
          </table:table-cell>
          <table:table-cell table:style-name="ce106" office:value-type="float" office:value="220073244" calcext:value-type="float">
            <text:p>220073244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OTTA</text:p>
          </table:table-cell>
          <table:table-cell table:style-name="ce110" office:value-type="string" calcext:value-type="string">
            <text:p>GIUSEPP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VERD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BTTGPP06P21L682E</text:p>
          </table:table-cell>
          <table:table-cell table:style-name="ce106" office:value-type="float" office:value="220073245" calcext:value-type="float">
            <text:p>22007324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GHETTO</text:p>
          </table:table-cell>
          <table:table-cell table:style-name="ce110" office:value-type="string" calcext:value-type="string">
            <text:p>EMANU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4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BRGMNL04M06L682W</text:p>
          </table:table-cell>
          <table:table-cell table:style-name="ce106" office:value-type="float" office:value="220072127" calcext:value-type="float">
            <text:p>220072127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ERA</text:p>
          </table:table-cell>
          <table:table-cell table:style-name="ce110" office:value-type="string" calcext:value-type="string">
            <text:p>VITTO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2005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CREVTR05D22L682M</text:p>
          </table:table-cell>
          <table:table-cell table:style-name="ce106" office:value-type="float" office:value="220071634" calcext:value-type="float">
            <text:p>220071634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ONSOLI</text:p>
          </table:table-cell>
          <table:table-cell table:style-name="ce110" office:value-type="string" calcext:value-type="string">
            <text:p>ELE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9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6" calcext:value-type="float">
            <text:p>56</text:p>
          </table:table-cell>
          <table:table-cell table:style-name="ce106" office:value-type="string" calcext:value-type="string">
            <text:p>CNSLNE89S47Z133F</text:p>
          </table:table-cell>
          <table:table-cell table:style-name="ce106" office:value-type="float" office:value="220071341" calcext:value-type="float">
            <text:p>22007134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I MENTO</text:p>
          </table:table-cell>
          <table:table-cell table:style-name="ce110" office:value-type="string" calcext:value-type="string">
            <text:p>GIUL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06" office:value-type="string" calcext:value-type="string">
            <text:p>DMNGLI13H48L682J</text:p>
          </table:table-cell>
          <table:table-cell table:style-name="ce106" office:value-type="float" office:value="220071636" calcext:value-type="float">
            <text:p>220071636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I MENTO</text:p>
          </table:table-cell>
          <table:table-cell table:style-name="ce110" office:value-type="string" calcext:value-type="string">
            <text:p>GIORG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1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106" office:value-type="string" calcext:value-type="string">
            <text:p>DMNGRG11M57L682J</text:p>
          </table:table-cell>
          <table:table-cell table:style-name="ce106" office:value-type="float" office:value="220071635" calcext:value-type="float">
            <text:p>220071635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FANELLI</text:p>
          </table:table-cell>
          <table:table-cell table:style-name="ce110" office:value-type="string" calcext:value-type="string">
            <text:p>GABR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1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41" calcext:value-type="float">
            <text:p>41</text:p>
          </table:table-cell>
          <table:table-cell table:style-name="ce106" office:value-type="string" calcext:value-type="string">
            <text:p>FNLGRL10R12L682E</text:p>
          </table:table-cell>
          <table:table-cell table:style-name="ce106" office:value-type="float" office:value="220071638" calcext:value-type="float">
            <text:p>22007163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YOUSSEF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06" office:value-type="string" calcext:value-type="string">
            <text:p>LPZYSF13C13L682I</text:p>
          </table:table-cell>
          <table:table-cell table:style-name="ce106" office:value-type="float" office:value="220071219" calcext:value-type="float">
            <text:p>220071219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SOPH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106" office:value-type="string" calcext:value-type="string">
            <text:p>LPZSPH11C66L319H</text:p>
          </table:table-cell>
          <table:table-cell table:style-name="ce106" office:value-type="float" office:value="220071218" calcext:value-type="float">
            <text:p>22007121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UNETTA</text:p>
          </table:table-cell>
          <table:table-cell table:style-name="ce110" office:value-type="string" calcext:value-type="string">
            <text:p>MARTI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06" office:value-type="string" calcext:value-type="string">
            <text:p>LNTMTN06B61L682S</text:p>
          </table:table-cell>
          <table:table-cell table:style-name="ce106" office:value-type="float" office:value="220071640" calcext:value-type="float">
            <text:p>220071640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RINO</text:p>
          </table:table-cell>
          <table:table-cell table:style-name="ce110" office:value-type="string" calcext:value-type="string">
            <text:p>GABR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1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41" calcext:value-type="float">
            <text:p>41</text:p>
          </table:table-cell>
          <table:table-cell table:style-name="ce106" office:value-type="string" calcext:value-type="string">
            <text:p>MRNGRL10H27F335O</text:p>
          </table:table-cell>
          <table:table-cell table:style-name="ce106" office:value-type="float" office:value="220071641" calcext:value-type="float">
            <text:p>22007164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RTINELLI</text:p>
          </table:table-cell>
          <table:table-cell table:style-name="ce110" office:value-type="string" calcext:value-type="string">
            <text:p>GIAD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06" office:value-type="string" calcext:value-type="string">
            <text:p>MRTGDI06A60L682U</text:p>
          </table:table-cell>
          <table:table-cell table:style-name="ce106" office:value-type="float" office:value="220072128" calcext:value-type="float">
            <text:p>220072128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ONTALBETTI</text:p>
          </table:table-cell>
          <table:table-cell table:style-name="ce110" office:value-type="string" calcext:value-type="string">
            <text:p>MAURIZ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76" calcext:value-type="float">
            <text:p>76</text:p>
          </table:table-cell>
          <table:table-cell table:style-name="ce106" office:value-type="string" calcext:value-type="string">
            <text:p>MNTMRZ87P08L682V</text:p>
          </table:table-cell>
          <table:table-cell table:style-name="ce106" office:value-type="float" office:value="220544121" calcext:value-type="float">
            <text:p>220544121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MATILD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06" office:value-type="string" calcext:value-type="string">
            <text:p>RGRMLD07M65L682V</text:p>
          </table:table-cell>
          <table:table-cell table:style-name="ce106" office:value-type="float" office:value="220071644" calcext:value-type="float">
            <text:p>220071644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DAVID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4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RGRDVD04S25L682F</text:p>
          </table:table-cell>
          <table:table-cell table:style-name="ce106" office:value-type="float" office:value="220071643" calcext:value-type="float">
            <text:p>220071643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USSO</text:p>
          </table:table-cell>
          <table:table-cell table:style-name="ce110" office:value-type="string" calcext:value-type="string">
            <text:p>MATTE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0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6" calcext:value-type="float">
            <text:p>66</text:p>
          </table:table-cell>
          <table:table-cell table:style-name="ce106" office:value-type="string" calcext:value-type="string">
            <text:p>RSSMTT07S08L682F</text:p>
          </table:table-cell>
          <table:table-cell table:style-name="ce106" office:value-type="float" office:value="220071342" calcext:value-type="float">
            <text:p>220071342</text:p>
          </table:table-cell>
          <table:table-cell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ENTRICE</text:p>
          </table:table-cell>
          <table:table-cell table:style-name="ce110" office:value-type="string" calcext:value-type="string">
            <text:p>NATAL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06" office:value-type="string" calcext:value-type="string">
            <text:p>VNTNTL12A51L682S</text:p>
          </table:table-cell>
          <table:table-cell table:style-name="ce106" office:value-type="float" office:value="220598661" calcext:value-type="float">
            <text:p>22059866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ARATELLA</text:p>
          </table:table-cell>
          <table:table-cell table:style-name="ce109" office:value-type="string" calcext:value-type="string">
            <text:p>SAMU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RTSML12R02B300Y</text:p>
          </table:table-cell>
          <table:table-cell table:style-name="ce104" office:value-type="float" office:value="220384712" calcext:value-type="float">
            <text:p>220384712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ESANA</text:p>
          </table:table-cell>
          <table:table-cell table:style-name="ce109" office:value-type="string" calcext:value-type="string">
            <text:p>CARL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NERA</text:p>
          </table:table-cell>
          <table:table-cell table:style-name="ce135" office:value-type="float" office:value="2003" calcext:value-type="float">
            <text:p>200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SNCRL03L12B300E</text:p>
          </table:table-cell>
          <table:table-cell table:style-name="ce104" office:value-type="float" office:value="220163581" calcext:value-type="float">
            <text:p>22016358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NIZIO</text:p>
          </table:table-cell>
          <table:table-cell table:style-name="ce109" office:value-type="string" calcext:value-type="string">
            <text:p>GIAD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NZGDI15M64F205O</text:p>
          </table:table-cell>
          <table:table-cell table:style-name="ce104" office:value-type="float" office:value="220072588" calcext:value-type="float">
            <text:p>22007258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NIZIO</text:p>
          </table:table-cell>
          <table:table-cell table:style-name="ce109" office:value-type="string" calcext:value-type="string">
            <text:p>GA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NZGAI13H59F205Q</text:p>
          </table:table-cell>
          <table:table-cell table:style-name="ce104" office:value-type="float" office:value="220072587" calcext:value-type="float">
            <text:p>220072587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PUTO</text:p>
          </table:table-cell>
          <table:table-cell table:style-name="ce109" office:value-type="string" calcext:value-type="string">
            <text:p>GABRI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LU</text:p>
          </table:table-cell>
          <table:table-cell table:style-name="ce135" office:value-type="float" office:value="2005" calcext:value-type="float">
            <text:p>200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PTGRL05T16F205O</text:p>
          </table:table-cell>
          <table:table-cell table:style-name="ce104" office:value-type="float" office:value="220073238" calcext:value-type="float">
            <text:p>22007323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APUTO</text:p>
          </table:table-cell>
          <table:table-cell table:style-name="ce113" office:value-type="string" calcext:value-type="string">
            <text:p>LUCIANO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ARANCIO</text:p>
          </table:table-cell>
          <table:table-cell table:style-name="ce139" office:value-type="float" office:value="1966" calcext:value-type="float">
            <text:p>1966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CPTLCN66M20L682O</text:p>
          </table:table-cell>
          <table:table-cell table:style-name="ce153" office:value-type="float" office:value="220073239" calcext:value-type="float">
            <text:p>220073239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ARTABIA</text:p>
          </table:table-cell>
          <table:table-cell table:style-name="ce113" office:value-type="string" calcext:value-type="string">
            <text:p>ALICE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8" calcext:value-type="float">
            <text:p>2008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CRTLCA08R54F205C</text:p>
          </table:table-cell>
          <table:table-cell table:style-name="ce153" office:value-type="float" office:value="220072480" calcext:value-type="float">
            <text:p>220072480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STIGLIONI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NDR10C01A290Q</text:p>
          </table:table-cell>
          <table:table-cell table:style-name="ce104" office:value-type="float" office:value="220072590" calcext:value-type="float">
            <text:p>220072590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STIGLIONI</text:p>
          </table:table-cell>
          <table:table-cell table:style-name="ce109" office:value-type="string" calcext:value-type="string">
            <text:p>EMM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09" calcext:value-type="float">
            <text:p>200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MME09C55B300J</text:p>
          </table:table-cell>
          <table:table-cell table:style-name="ce104" office:value-type="float" office:value="220163511" calcext:value-type="float">
            <text:p>22016351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ESTONE </text:p>
          </table:table-cell>
          <table:table-cell table:style-name="ce109" office:value-type="string" calcext:value-type="string">
            <text:p>SUSAN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SNN12B56B300P</text:p>
          </table:table-cell>
          <table:table-cell table:style-name="ce104" office:value-type="float" office:value="220072764" calcext:value-type="float">
            <text:p>220072764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ILLAROTO </text:p>
          </table:table-cell>
          <table:table-cell table:style-name="ce109" office:value-type="string" calcext:value-type="string">
            <text:p>CRISTIAN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1" calcext:value-type="float">
            <text:p>201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LLCST11P23B300X</text:p>
          </table:table-cell>
          <table:table-cell table:style-name="ce104" office:value-type="float" office:value="220214063" calcext:value-type="float">
            <text:p>220214063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LEMENTI </text:p>
          </table:table-cell>
          <table:table-cell table:style-name="ce109" office:value-type="string" calcext:value-type="string">
            <text:p>RICCARD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11" calcext:value-type="float">
            <text:p>201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LMRCR11S16B300H</text:p>
          </table:table-cell>
          <table:table-cell table:style-name="ce104" office:value-type="float" office:value="220073414" calcext:value-type="float">
            <text:p>220073414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D'AIUTOLO </text:p>
          </table:table-cell>
          <table:table-cell table:style-name="ce109" office:value-type="string" calcext:value-type="string">
            <text:p>NICOLO'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TLNCL10E07L682U</text:p>
          </table:table-cell>
          <table:table-cell table:style-name="ce104" office:value-type="float" office:value="220073240" calcext:value-type="float">
            <text:p>220073240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I CARLO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CRNDR10T06D869C</text:p>
          </table:table-cell>
          <table:table-cell table:style-name="ce104" office:value-type="float" office:value="220449616" calcext:value-type="float">
            <text:p>220449616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ORIA</text:p>
          </table:table-cell>
          <table:table-cell table:style-name="ce109" office:value-type="string" calcext:value-type="string">
            <text:p>NICHOLAS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ARANCIO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RONHL13H09F205K</text:p>
          </table:table-cell>
          <table:table-cell table:style-name="ce104" office:value-type="float" office:value="220072768" calcext:value-type="float">
            <text:p>22007276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YRMA</text:p>
          </table:table-cell>
          <table:table-cell table:style-name="ce109" office:value-type="string" calcext:value-type="string">
            <text:p>GLOR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YRGLR12T66B300I</text:p>
          </table:table-cell>
          <table:table-cell table:style-name="ce104" office:value-type="float" office:value="220301425" calcext:value-type="float">
            <text:p>220301425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FERRARI</text:p>
          </table:table-cell>
          <table:table-cell table:style-name="ce109" office:value-type="string" calcext:value-type="string">
            <text:p>FILIPP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4" calcext:value-type="float">
            <text:p>2014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FRRFPP14T18B300E</text:p>
          </table:table-cell>
          <table:table-cell table:style-name="ce104" office:value-type="float" office:value="220072770" calcext:value-type="float">
            <text:p>220072770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GRAVINA</text:p>
          </table:table-cell>
          <table:table-cell table:style-name="ce109" office:value-type="string" calcext:value-type="string">
            <text:p>CLAR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GRVCLR12M47B300L</text:p>
          </table:table-cell>
          <table:table-cell table:style-name="ce104" office:value-type="float" office:value="220449640" calcext:value-type="float">
            <text:p>220449640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GUZZO</text:p>
          </table:table-cell>
          <table:table-cell table:style-name="ce109" office:value-type="string" calcext:value-type="string">
            <text:p>SIMON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09" calcext:value-type="float">
            <text:p>200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GZZSMN09D30B300M</text:p>
          </table:table-cell>
          <table:table-cell table:style-name="ce153" office:value-type="float" office:value="220072771" calcext:value-type="float">
            <text:p>22007277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ANTOVANI</text:p>
          </table:table-cell>
          <table:table-cell table:style-name="ce109" office:value-type="string" calcext:value-type="string">
            <text:p>LORENZ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08" calcext:value-type="float">
            <text:p>2008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NTLNZ08L20B300W</text:p>
          </table:table-cell>
          <table:table-cell table:style-name="ce104" office:value-type="float" office:value="220214168" calcext:value-type="float">
            <text:p>22021416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MARCOLONGO</text:p>
          </table:table-cell>
          <table:table-cell table:style-name="ce120" office:value-type="string" calcext:value-type="string">
            <text:p>KATIA CAROL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GIALLA</text:p>
          </table:table-cell>
          <table:table-cell table:style-name="ce139" office:value-type="float" office:value="1969" calcext:value-type="float">
            <text:p>1969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MRCKCR69L66B300A</text:p>
          </table:table-cell>
          <table:table-cell table:style-name="ce153" office:value-type="float" office:value="220449641" calcext:value-type="float">
            <text:p>22044964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ELLUSO</text:p>
          </table:table-cell>
          <table:table-cell table:style-name="ce109" office:value-type="string" calcext:value-type="string">
            <text:p>FRANCESCO ANTONI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LLFNC13C02L319J</text:p>
          </table:table-cell>
          <table:table-cell table:style-name="ce104" office:value-type="float" office:value="220163392" calcext:value-type="float">
            <text:p>220163392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ORETTI</text:p>
          </table:table-cell>
          <table:table-cell table:style-name="ce109" office:value-type="string" calcext:value-type="string">
            <text:p>MARTI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RTMTN12S47E514U</text:p>
          </table:table-cell>
          <table:table-cell table:style-name="ce104" office:value-type="float" office:value="220163393" calcext:value-type="float">
            <text:p>220163393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PIRRO</text:p>
          </table:table-cell>
          <table:table-cell table:style-name="ce113" office:value-type="string" calcext:value-type="string">
            <text:p>GIANCARLO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NERA</text:p>
          </table:table-cell>
          <table:table-cell table:style-name="ce139" office:value-type="float" office:value="1962" calcext:value-type="float">
            <text:p>1962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0"/>
          <table:table-cell table:style-name="ce153" office:value-type="string" calcext:value-type="string">
            <text:p>PRRGCR62S29B300N</text:p>
          </table:table-cell>
          <table:table-cell table:style-name="ce153" office:value-type="float" office:value="220163394" calcext:value-type="float">
            <text:p>220163394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PIZZO </text:p>
          </table:table-cell>
          <table:table-cell table:style-name="ce109" office:value-type="string" calcext:value-type="string">
            <text:p>SAMU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PZZSML15H25B300O</text:p>
          </table:table-cell>
          <table:table-cell table:style-name="ce104" office:value-type="float" office:value="220301842" calcext:value-type="float">
            <text:p>220301842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POZZI</text:p>
          </table:table-cell>
          <table:table-cell table:style-name="ce113" office:value-type="string" calcext:value-type="string">
            <text:p>MARTA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GIALLA</text:p>
          </table:table-cell>
          <table:table-cell table:style-name="ce139" office:value-type="float" office:value="2004" calcext:value-type="float">
            <text:p>2004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PZZMRT04C41D869X</text:p>
          </table:table-cell>
          <table:table-cell table:style-name="ce153" office:value-type="float" office:value="220163395" calcext:value-type="float">
            <text:p>220163395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PUGLISI </text:p>
          </table:table-cell>
          <table:table-cell table:style-name="ce109" office:value-type="string" calcext:value-type="string">
            <text:p>EMILIO GIANMARI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PGLMGN13L23B300A</text:p>
          </table:table-cell>
          <table:table-cell table:style-name="ce104" office:value-type="float" office:value="220072772" calcext:value-type="float">
            <text:p>220072772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RATTI</text:p>
          </table:table-cell>
          <table:table-cell table:style-name="ce109" office:value-type="string" calcext:value-type="string">
            <text:p>AN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RTTNNA12H41B300C</text:p>
          </table:table-cell>
          <table:table-cell table:style-name="ce104" office:value-type="float" office:value="220384448" calcext:value-type="float">
            <text:p>22038444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SACCHI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SCCNDR12B12B300V</text:p>
          </table:table-cell>
          <table:table-cell table:style-name="ce104" office:value-type="float" office:value="220385264" calcext:value-type="float">
            <text:p>220385264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APORITI</text:p>
          </table:table-cell>
          <table:table-cell table:style-name="ce113" office:value-type="string" calcext:value-type="string">
            <text:p>NICOLO'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BLU</text:p>
          </table:table-cell>
          <table:table-cell table:style-name="ce139" office:value-type="float" office:value="2011" calcext:value-type="float">
            <text:p>2011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04" office:value-type="string" calcext:value-type="string">
            <text:p>SPRNCL11L31B300D</text:p>
          </table:table-cell>
          <table:table-cell table:style-name="ce104" office:value-type="float" office:value="220073908" calcext:value-type="float">
            <text:p>220073908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SCODRO</text:p>
          </table:table-cell>
          <table:table-cell table:style-name="ce109" office:value-type="string" calcext:value-type="string">
            <text:p>MARIAVITTOR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SCDMVT12E46D869L</text:p>
          </table:table-cell>
          <table:table-cell table:style-name="ce104" office:value-type="float" office:value="220301659" calcext:value-type="float">
            <text:p>220301659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OLA</text:p>
          </table:table-cell>
          <table:table-cell table:style-name="ce118" office:value-type="string" calcext:value-type="string">
            <text:p>CINZIA</text:p>
          </table:table-cell>
          <table:table-cell table:style-name="ce126" office:value-type="string" calcext:value-type="string">
            <text:p>F</text:p>
          </table:table-cell>
          <table:table-cell table:style-name="ce132" office:value-type="string" calcext:value-type="string">
            <text:p>BLU</text:p>
          </table:table-cell>
          <table:table-cell table:style-name="ce140" office:value-type="float" office:value="1966" calcext:value-type="float">
            <text:p>196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SLOCNZ66M52E514B</text:p>
          </table:table-cell>
          <table:table-cell table:style-name="ce153" office:value-type="float" office:value="220072605" calcext:value-type="float">
            <text:p>220072605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ZAFFARONI </text:p>
          </table:table-cell>
          <table:table-cell table:style-name="ce109" office:value-type="string" calcext:value-type="string">
            <text:p>GABRI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ZFFGRL15T23B300Z</text:p>
          </table:table-cell>
          <table:table-cell table:style-name="ce104" office:value-type="float" office:value="220073911" calcext:value-type="float">
            <text:p>220073911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ZOCCHI</text:p>
          </table:table-cell>
          <table:table-cell table:style-name="ce109" office:value-type="string" calcext:value-type="string">
            <text:p>FRANCESC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ZCCFNC12R04I441T</text:p>
          </table:table-cell>
          <table:table-cell table:style-name="ce104" office:value-type="float" office:value="220073912" calcext:value-type="float">
            <text:p>220073912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HORQUEZ PALOMINO</text:p>
          </table:table-cell>
          <table:table-cell table:style-name="ce109" office:value-type="string" calcext:value-type="string">
            <text:p>CHIAR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07" calcext:value-type="float">
            <text:p>2007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4" office:value-type="float" office:value="9" calcext:value-type="float">
            <text:p>9</text:p>
          </table:table-cell>
          <table:table-cell table:style-name="ce104" office:value-type="string" calcext:value-type="string">
            <text:p>BHRCHR07B58B300O</text:p>
          </table:table-cell>
          <table:table-cell table:style-name="ce104" office:value-type="float" office:value="220073896" calcext:value-type="float">
            <text:p>220073896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RSELLI</text:p>
          </table:table-cell>
          <table:table-cell table:style-name="ce109" office:value-type="string" calcext:value-type="string">
            <text:p>CHRISTIAN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12" calcext:value-type="float">
            <text:p>2012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4" office:value-type="float" office:value="9" calcext:value-type="float">
            <text:p>9</text:p>
          </table:table-cell>
          <table:table-cell table:style-name="ce104" office:value-type="string" calcext:value-type="string">
            <text:p>BRSCRS12B12B300W</text:p>
          </table:table-cell>
          <table:table-cell table:style-name="ce104" office:value-type="float" office:value="220072763" calcext:value-type="float">
            <text:p>220072763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BOTTI</text:p>
          </table:table-cell>
          <table:table-cell table:style-name="ce113" office:value-type="string" calcext:value-type="string">
            <text:p>ANDRE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8" calcext:value-type="float">
            <text:p>2008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53" office:value-type="string" calcext:value-type="string">
            <text:p>BTTNDR08E07B300K</text:p>
          </table:table-cell>
          <table:table-cell table:style-name="ce153" office:value-type="float" office:value="220072589" calcext:value-type="float">
            <text:p>220072589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FAIZ</text:p>
          </table:table-cell>
          <table:table-cell table:style-name="ce113" office:value-type="string" calcext:value-type="string">
            <text:p>ISMAELE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NERA</text:p>
          </table:table-cell>
          <table:table-cell table:style-name="ce139" office:value-type="float" office:value="1998" calcext:value-type="float">
            <text:p>1998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50" office:value-type="float" office:value="99" calcext:value-type="float">
            <text:p>99</text:p>
          </table:table-cell>
          <table:table-cell table:style-name="ce153" office:value-type="string" calcext:value-type="string">
            <text:p>FZASML98T31B300L</text:p>
          </table:table-cell>
          <table:table-cell table:style-name="ce153" office:value-type="float" office:value="220302069" calcext:value-type="float">
            <text:p>220302069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MACCARRONE</text:p>
          </table:table-cell>
          <table:table-cell table:style-name="ce113" office:value-type="string" calcext:value-type="string">
            <text:p>LUC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6" calcext:value-type="float">
            <text:p>2006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9" calcext:value-type="float">
            <text:p>9</text:p>
          </table:table-cell>
          <table:table-cell table:style-name="ce153" office:value-type="string" calcext:value-type="string">
            <text:p>MCCLCU06L06B300S</text:p>
          </table:table-cell>
          <table:table-cell table:style-name="ce153" office:value-type="float" office:value="220449765" calcext:value-type="float">
            <text:p>220449765</text:p>
          </table:table-cell>
          <table:table-cell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APORITI</text:p>
          </table:table-cell>
          <table:table-cell table:style-name="ce113" office:value-type="string" calcext:value-type="string">
            <text:p>MATTI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7" calcext:value-type="float">
            <text:p>2007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9" calcext:value-type="float">
            <text:p>9</text:p>
          </table:table-cell>
          <table:table-cell table:style-name="ce153" office:value-type="string" calcext:value-type="string">
            <text:p>SPRMTT07C23B300H</text:p>
          </table:table-cell>
          <table:table-cell table:style-name="ce153" office:value-type="float" office:value="220073907" calcext:value-type="float">
            <text:p>220073907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ABDEL MALAK</text:p>
          </table:table-cell>
          <table:table-cell table:style-name="ce109" office:value-type="string" calcext:value-type="string">
            <text:p>ILARI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0" calcext:value-type="float">
            <text:p>201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BDLLRI10L52D912A</text:p>
          </table:table-cell>
          <table:table-cell table:style-name="ce154" office:value-type="float" office:value="220449809" calcext:value-type="float">
            <text:p>220449809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ANTONUCCI</text:p>
          </table:table-cell>
          <table:table-cell table:style-name="ce109" office:value-type="string" calcext:value-type="string">
            <text:p>ANDREA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NTNNDR13H15I441V</text:p>
          </table:table-cell>
          <table:table-cell table:style-name="ce154" office:value-type="float" office:value="220342271" calcext:value-type="float">
            <text:p>220342271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BUSSINI</text:p>
          </table:table-cell>
          <table:table-cell table:style-name="ce109" office:value-type="string" calcext:value-type="string">
            <text:p>LEONARD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BSSLRD13M01L682I</text:p>
          </table:table-cell>
          <table:table-cell table:style-name="ce154" office:value-type="float" office:value="220214247" calcext:value-type="float">
            <text:p>220214247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CHERRAT </text:p>
          </table:table-cell>
          <table:table-cell table:style-name="ce109" office:value-type="string" calcext:value-type="string">
            <text:p>ROMAISS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11" calcext:value-type="float">
            <text:p>201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CHRRSS11C51F205X</text:p>
          </table:table-cell>
          <table:table-cell table:style-name="ce154" office:value-type="float" office:value="220214248" calcext:value-type="float">
            <text:p>220214248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DOMINTE</text:p>
          </table:table-cell>
          <table:table-cell table:style-name="ce109" office:value-type="string" calcext:value-type="string">
            <text:p>VLAD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4" calcext:value-type="float">
            <text:p>201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DMNVLD14R14F205I</text:p>
          </table:table-cell>
          <table:table-cell table:style-name="ce154" office:value-type="float" office:value="220214250" calcext:value-type="float">
            <text:p>220214250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FOGLIETTA</text:p>
          </table:table-cell>
          <table:table-cell table:style-name="ce109" office:value-type="string" calcext:value-type="string">
            <text:p>ENRIC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1975" calcext:value-type="float">
            <text:p>197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FGLNRC75L19E472P</text:p>
          </table:table-cell>
          <table:table-cell table:style-name="ce154" office:value-type="float" office:value="220214306" calcext:value-type="float">
            <text:p>220214306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FOGLIETTA </text:p>
          </table:table-cell>
          <table:table-cell table:style-name="ce109" office:value-type="string" calcext:value-type="string">
            <text:p>CHRISTIAN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11" calcext:value-type="float">
            <text:p>201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FGLCRS11T26E514G</text:p>
          </table:table-cell>
          <table:table-cell table:style-name="ce154" office:value-type="float" office:value="220214252" calcext:value-type="float">
            <text:p>220214252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GOTTARDI </text:p>
          </table:table-cell>
          <table:table-cell table:style-name="ce109" office:value-type="string" calcext:value-type="string">
            <text:p>GINEVR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GTTGVR13B46D286E</text:p>
          </table:table-cell>
          <table:table-cell table:style-name="ce154" office:value-type="float" office:value="220301615" calcext:value-type="float">
            <text:p>220301615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ANZO</text:p>
          </table:table-cell>
          <table:table-cell table:style-name="ce109" office:value-type="string" calcext:value-type="string">
            <text:p>MICHEL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ZMHL07E42I441L</text:p>
          </table:table-cell>
          <table:table-cell table:style-name="ce154" office:value-type="float" office:value="220214256" calcext:value-type="float">
            <text:p>220214256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ANZO</text:p>
          </table:table-cell>
          <table:table-cell table:style-name="ce109" office:value-type="string" calcext:value-type="string">
            <text:p>GIORGI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4" calcext:value-type="float">
            <text:p>200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ZGRG04M66I441J</text:p>
          </table:table-cell>
          <table:table-cell table:style-name="ce154" office:value-type="float" office:value="220214255" calcext:value-type="float">
            <text:p>220214255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ONTANI</text:p>
          </table:table-cell>
          <table:table-cell table:style-name="ce109" office:value-type="string" calcext:value-type="string">
            <text:p>CATERIN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TCRN07M48I441I</text:p>
          </table:table-cell>
          <table:table-cell table:style-name="ce154" office:value-type="float" office:value="220301616" calcext:value-type="float">
            <text:p>220301616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PASSARELLA</text:p>
          </table:table-cell>
          <table:table-cell table:style-name="ce109" office:value-type="string" calcext:value-type="string">
            <text:p>MAY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4" calcext:value-type="float">
            <text:p>201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PSSMYA14A63L682W</text:p>
          </table:table-cell>
          <table:table-cell table:style-name="ce154" office:value-type="float" office:value="220342272" calcext:value-type="float">
            <text:p>220342272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RICOTTA</text:p>
          </table:table-cell>
          <table:table-cell table:style-name="ce109" office:value-type="string" calcext:value-type="string">
            <text:p>ELIS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RCTLSE07S44I441B</text:p>
          </table:table-cell>
          <table:table-cell table:style-name="ce154" office:value-type="float" office:value="220214259" calcext:value-type="float">
            <text:p>220214259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TAVELLA</text:p>
          </table:table-cell>
          <table:table-cell table:style-name="ce109" office:value-type="string" calcext:value-type="string">
            <text:p>ERIK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TVLRKE09M53I441T</text:p>
          </table:table-cell>
          <table:table-cell table:style-name="ce154" office:value-type="float" office:value="220214261" calcext:value-type="float">
            <text:p>220214261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VELIA</text:p>
          </table:table-cell>
          <table:table-cell table:style-name="ce109" office:value-type="string" calcext:value-type="string">
            <text:p>ARIANN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VLERNN13H45I441I</text:p>
          </table:table-cell>
          <table:table-cell table:style-name="ce154" office:value-type="float" office:value="220301617" calcext:value-type="float">
            <text:p>220301617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VESCOVI</text:p>
          </table:table-cell>
          <table:table-cell table:style-name="ce109" office:value-type="string" calcext:value-type="string">
            <text:p>GIACOM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6" calcext:value-type="float">
            <text:p>2016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VSCGCM16D03F205V</text:p>
          </table:table-cell>
          <table:table-cell table:style-name="ce154" office:value-type="float" office:value="220214284" calcext:value-type="float">
            <text:p>220214284</text:p>
          </table:table-cell>
          <table:table-cell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ROSA</text:p>
          </table:table-cell>
          <table:table-cell table:style-name="ce109" office:value-type="string" calcext:value-type="string">
            <text:p>ISABELL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MARRONE</text:p>
          </table:table-cell>
          <table:table-cell table:style-name="ce134" office:value-type="float" office:value="2004" calcext:value-type="float">
            <text:p>2004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52" calcext:value-type="float">
            <text:p>52</text:p>
          </table:table-cell>
          <table:table-cell table:style-name="ce151" office:value-type="string" calcext:value-type="string">
            <text:p>RSOSLL04D43L319D</text:p>
          </table:table-cell>
          <table:table-cell table:style-name="ce154" office:value-type="float" office:value="220214260" calcext:value-type="float">
            <text:p>220214260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ALDASSA</text:p>
          </table:table-cell>
          <table:table-cell table:style-name="ce112" office:value-type="string" calcext:value-type="string">
            <text:p>GIORG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8" calcext:value-type="float">
            <text:p>200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LDGRG08H53L682L</text:p>
          </table:table-cell>
          <table:table-cell table:style-name="ce152" office:value-type="float" office:value="220214351" calcext:value-type="float">
            <text:p>220214351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ELTRAME</text:p>
          </table:table-cell>
          <table:table-cell table:style-name="ce112" office:value-type="string" calcext:value-type="string">
            <text:p>ANGELIC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LTNLC14E45L682J</text:p>
          </table:table-cell>
          <table:table-cell table:style-name="ce152" office:value-type="float" office:value="220214352" calcext:value-type="float">
            <text:p>220214352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ONANATA</text:p>
          </table:table-cell>
          <table:table-cell table:style-name="ce112" office:value-type="string" calcext:value-type="string">
            <text:p>FRANCESC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1949" calcext:value-type="float">
            <text:p>194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NNFNC49R10H877I</text:p>
          </table:table-cell>
          <table:table-cell table:style-name="ce152" office:value-type="float" office:value="220214353" calcext:value-type="float">
            <text:p>220214353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FRATTINI</text:p>
          </table:table-cell>
          <table:table-cell table:style-name="ce112" office:value-type="string" calcext:value-type="string">
            <text:p>SARAH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FRTSRH13A61L319X</text:p>
          </table:table-cell>
          <table:table-cell table:style-name="ce152" office:value-type="float" office:value="229005210" calcext:value-type="float">
            <text:p>229005210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ENESI</text:p>
          </table:table-cell>
          <table:table-cell table:style-name="ce112" office:value-type="string" calcext:value-type="string">
            <text:p>MATTI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ARANCIO</text:p>
          </table:table-cell>
          <table:table-cell table:style-name="ce138" office:value-type="float" office:value="2011" calcext:value-type="float">
            <text:p>201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NSMTT11E17L682W</text:p>
          </table:table-cell>
          <table:table-cell table:style-name="ce152" office:value-type="float" office:value="220214360" calcext:value-type="float">
            <text:p>220214360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ENESI</text:p>
          </table:table-cell>
          <table:table-cell table:style-name="ce112" office:value-type="string" calcext:value-type="string">
            <text:p>ANDRE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07" calcext:value-type="float">
            <text:p>2007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NSNDR07M56L682G</text:p>
          </table:table-cell>
          <table:table-cell table:style-name="ce152" office:value-type="float" office:value="220384824" calcext:value-type="float">
            <text:p>220384824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IGANTE</text:p>
          </table:table-cell>
          <table:table-cell table:style-name="ce112" office:value-type="string" calcext:value-type="string">
            <text:p>FRANCESC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ARANCIO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GNFNC09L26L319J</text:p>
          </table:table-cell>
          <table:table-cell table:style-name="ce152" office:value-type="float" office:value="220384825" calcext:value-type="float">
            <text:p>220384825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LACERRA</text:p>
          </table:table-cell>
          <table:table-cell table:style-name="ce112" office:value-type="string" calcext:value-type="string">
            <text:p>MATTI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1" calcext:value-type="float">
            <text:p>201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LCRMTT11C21L682C</text:p>
          </table:table-cell>
          <table:table-cell table:style-name="ce152" office:value-type="float" office:value="220214363" calcext:value-type="float">
            <text:p>220214363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GNASCIUTTO</text:p>
          </table:table-cell>
          <table:table-cell table:style-name="ce112" office:value-type="string" calcext:value-type="string">
            <text:p>ALESSANDR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GNLSN13B16L319J</text:p>
          </table:table-cell>
          <table:table-cell table:style-name="ce152" office:value-type="float" office:value="229005209" calcext:value-type="float">
            <text:p>229005209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LINVERNO RUNDO</text:p>
          </table:table-cell>
          <table:table-cell table:style-name="ce112" office:value-type="string" calcext:value-type="string">
            <text:p>BEATRICE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LNBRC13E66L682C</text:p>
          </table:table-cell>
          <table:table-cell table:style-name="ce152" office:value-type="float" office:value="220384819" calcext:value-type="float">
            <text:p>220384819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CHESIN</text:p>
          </table:table-cell>
          <table:table-cell table:style-name="ce112" office:value-type="string" calcext:value-type="string">
            <text:p>SOF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CSFO14H44L319D</text:p>
          </table:table-cell>
          <table:table-cell table:style-name="ce152" office:value-type="float" office:value="220214366" calcext:value-type="float">
            <text:p>220214366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CHESIN</text:p>
          </table:table-cell>
          <table:table-cell table:style-name="ce112" office:value-type="string" calcext:value-type="string">
            <text:p>ILAR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CLRI09T44L319O</text:p>
          </table:table-cell>
          <table:table-cell table:style-name="ce152" office:value-type="float" office:value="220214364" calcext:value-type="float">
            <text:p>220214364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OURAG</text:p>
          </table:table-cell>
          <table:table-cell table:style-name="ce112" office:value-type="string" calcext:value-type="string">
            <text:p>MARYAM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GMYM14A60L319U</text:p>
          </table:table-cell>
          <table:table-cell table:style-name="ce152" office:value-type="float" office:value="220214367" calcext:value-type="float">
            <text:p>220214367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OLDRINI</text:p>
          </table:table-cell>
          <table:table-cell table:style-name="ce112" office:value-type="string" calcext:value-type="string">
            <text:p>SOF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LDRSFO09E46L319I</text:p>
          </table:table-cell>
          <table:table-cell table:style-name="ce152" office:value-type="float" office:value="220598555" calcext:value-type="float">
            <text:p>220598555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PARISE</text:p>
          </table:table-cell>
          <table:table-cell table:style-name="ce112" office:value-type="string" calcext:value-type="string">
            <text:p>ALICE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12" calcext:value-type="float">
            <text:p>2012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PRSLCA12L44L682C</text:p>
          </table:table-cell>
          <table:table-cell table:style-name="ce152" office:value-type="float" office:value="229005126" calcext:value-type="float">
            <text:p>229005126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DOSI</text:p>
          </table:table-cell>
          <table:table-cell table:style-name="ce112" office:value-type="string" calcext:value-type="string">
            <text:p>ELIS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12" calcext:value-type="float">
            <text:p>2012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DSLSE12D67L682X</text:p>
          </table:table-cell>
          <table:table-cell table:style-name="ce152" office:value-type="float" office:value="220214368" calcext:value-type="float">
            <text:p>220214368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SCANO</text:p>
          </table:table-cell>
          <table:table-cell table:style-name="ce112" office:value-type="string" calcext:value-type="string">
            <text:p>ILAR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7" calcext:value-type="float">
            <text:p>2007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SCLRI07T69C300T</text:p>
          </table:table-cell>
          <table:table-cell table:style-name="ce152" office:value-type="float" office:value="220214370" calcext:value-type="float">
            <text:p>220214370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SCANO</text:p>
          </table:table-cell>
          <table:table-cell table:style-name="ce112" office:value-type="string" calcext:value-type="string">
            <text:p>PAOL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6" calcext:value-type="float">
            <text:p>2006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SCPLA06R22L319O</text:p>
          </table:table-cell>
          <table:table-cell table:style-name="ce152" office:value-type="float" office:value="220214371" calcext:value-type="float">
            <text:p>220214371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ZEHHAF</text:p>
          </table:table-cell>
          <table:table-cell table:style-name="ce112" office:value-type="string" calcext:value-type="string">
            <text:p>SALAH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1963" calcext:value-type="float">
            <text:p>196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ZHHSLH63P19Z330Z</text:p>
          </table:table-cell>
          <table:table-cell table:style-name="ce152" office:value-type="float" office:value="220214372" calcext:value-type="float">
            <text:p>220214372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LAUDA</text:p>
          </table:table-cell>
          <table:table-cell table:style-name="ce112" office:value-type="string" calcext:value-type="string">
            <text:p>PIETR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7" calcext:value-type="float">
            <text:p>2007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50" calcext:value-type="float">
            <text:p>50</text:p>
          </table:table-cell>
          <table:table-cell table:style-name="ce152" office:value-type="string" calcext:value-type="string">
            <text:p>LDAPTR07D13L682M</text:p>
          </table:table-cell>
          <table:table-cell table:style-name="ce152" office:value-type="float" office:value="220384826" calcext:value-type="float">
            <text:p>220384826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OTTA</text:p>
          </table:table-cell>
          <table:table-cell table:style-name="ce112" office:value-type="string" calcext:value-type="string">
            <text:p>LUC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2000" calcext:value-type="float">
            <text:p>2000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78" calcext:value-type="float">
            <text:p>78</text:p>
          </table:table-cell>
          <table:table-cell table:style-name="ce152" office:value-type="string" calcext:value-type="string">
            <text:p>MRTLCU00E07L319W</text:p>
          </table:table-cell>
          <table:table-cell table:style-name="ce152" office:value-type="float" office:value="220070756" calcext:value-type="float">
            <text:p>220070756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DOSI</text:p>
          </table:table-cell>
          <table:table-cell table:style-name="ce112" office:value-type="string" calcext:value-type="string">
            <text:p>NOEMI STELL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8" calcext:value-type="float">
            <text:p>2008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50" calcext:value-type="float">
            <text:p>50</text:p>
          </table:table-cell>
          <table:table-cell table:style-name="ce152" office:value-type="string" calcext:value-type="string">
            <text:p>TDSNST08A46L682L</text:p>
          </table:table-cell>
          <table:table-cell table:style-name="ce152" office:value-type="float" office:value="220214369" calcext:value-type="float">
            <text:p>220214369</text:p>
          </table:table-cell>
          <table:table-cell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ZEHHAF</text:p>
          </table:table-cell>
          <table:table-cell table:style-name="ce112" office:value-type="string" calcext:value-type="string">
            <text:p>YAKOUB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6" calcext:value-type="float">
            <text:p>2006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85" calcext:value-type="float">
            <text:p>85</text:p>
          </table:table-cell>
          <table:table-cell table:style-name="ce152" office:value-type="string" calcext:value-type="string">
            <text:p>ZHHYKB06C14L682F</text:p>
          </table:table-cell>
          <table:table-cell table:style-name="ce152" office:value-type="float" office:value="220214373" calcext:value-type="float">
            <text:p>220214373</text:p>
          </table:table-cell>
          <table:table-cell table:number-columns-repeated="1006"/>
        </table:table-row>
        <table:table-row table:style-name="ro1" table:number-rows-repeated="104843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Foglio1.A2:Foglio1.M143" table:contains-header="false">
          <table:sort>
            <table:sort-by table:field-number="1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number number:decimal-places="2" number:min-decimal-places="2" number:min-integer-digits="1" number:grouping="true"/>
    </number:number-style>
    <number:number-style style:name="N10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5P0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0T15:03:20.449000000</dc:date>
    <meta:editing-duration>PT2H1M54S</meta:editing-duration>
    <meta:editing-cycles>31</meta:editing-cycles>
    <meta:generator>LibreOffice/7.4.3.2$Windows_X86_64 LibreOffice_project/1048a8393ae2eeec98dff31b5c133c5f1d08b890</meta:generator>
    <meta:document-statistic meta:table-count="1" meta:cell-count="1746" meta:object-count="0"/>
  </office:meta>
</office:document-meta>
</file>